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Horizontal_20_Line">
      <style:text-properties style:font-size-asian="5.25pt"/>
    </style:style>
    <style:style style:name="P4" style:family="paragraph" style:parent-style-name="Text_20_body">
      <style:text-properties fo:font-size="6pt" style:font-size-asian="5.25pt" style:font-size-complex="6pt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Heading_20_3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3">
      <style:text-properties fo:font-size="6pt" style:font-size-asian="5.25pt" style:font-size-complex="6pt"/>
    </style:style>
    <style:style style:name="P72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4">
      <style:text-properties fo:font-size="6pt" style:font-size-asian="5.25pt" style:font-size-complex="6pt"/>
    </style:style>
    <style:style style:name="P74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5">
      <style:text-properties fo:font-size="6pt" style:font-size-asian="5.25pt" style:font-size-complex="6pt"/>
    </style:style>
    <style:style style:name="P76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6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7">
      <style:text-properties fo:font-size="6pt" style:font-size-asian="5.25pt" style:font-size-complex="6pt"/>
    </style:style>
    <style:style style:name="P80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8">
      <style:text-properties fo:font-size="6pt" style:font-size-asian="5.25pt" style:font-size-complex="6pt"/>
    </style:style>
    <style:style style:name="P82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9">
      <style:text-properties fo:font-size="6pt" style:font-size-asian="5.25pt" style:font-size-complex="6pt"/>
    </style:style>
    <style:style style:name="P84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40">
      <style:text-properties fo:font-size="6pt" style:font-size-asian="5.25pt" style:font-size-complex="6pt"/>
    </style:style>
    <style:style style:name="P86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7" style:family="paragraph" style:parent-style-name="Text_20_body" style:list-style-name="L41">
      <style:text-properties fo:font-size="6pt" style:font-size-asian="5.25pt" style:font-size-complex="6pt"/>
    </style:style>
    <style:style style:name="P88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89" style:family="paragraph" style:parent-style-name="Text_20_body" style:list-style-name="L42">
      <style:text-properties fo:font-size="6pt" style:font-size-asian="5.25pt" style:font-size-complex="6pt"/>
    </style:style>
    <style:style style:name="P90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IRD FOUNDATION - THE GOVERNMENT VALIDATION</text:h>
      <text:h text:style-name="P2" text:outline-level="2">Why This Adds Massive Credibility + $1.5M Free Money</text:h>
      <text:p text:style-name="P3"/>
      <text:h text:style-name="P2" text:outline-level="2">WHAT YOU DISCOVERED</text:h>
      <text:p text:style-name="P4"><text:span text:style-name="Strong_20_Emphasis">BIRD Foundation:</text:span></text:p>
      <text:list text:style-name="L1">
        <text:list-item>
          <text:p text:style-name="P5">US-Israel Binational Industrial R&amp;D </text:p>
        </text:list-item>
        <text:list-item>
          <text:p text:style-name="P5">Established 1977 by US and Israeli governments </text:p>
        </text:list-item>
        <text:list-item>
          <text:p text:style-name="P5">Funds US-Israel R&amp;D partnerships </text:p>
        </text:list-item>
        <text:list-item>
          <text:p text:style-name="P5">Up to $1.5M per project (50% of costs) </text:p>
        </text:list-item>
        <text:list-item>
          <text:p text:style-name="P6"><text:span text:style-name="Strong_20_Emphasis">NO EQUITY TAKEN</text:span> </text:p>
        </text:list-item>
      </text:list>
      <text:p text:style-name="P4"><text:span text:style-name="Strong_20_Emphasis">This is PERFECT for HOS.</text:span></text:p>
      <text:p text:style-name="P3"/>
      <text:h text:style-name="P2" text:outline-level="2">WHY THIS IS BRILLIANT FOR THE PITCH</text:h>
      <text:h text:style-name="P7" text:outline-level="3">1. Government Validation</text:h>
      <text:p text:style-name="P4"><text:span text:style-name="Strong_20_Emphasis">What it means:</text:span></text:p>
      <text:list text:style-name="L2">
        <text:list-item>
          <text:p text:style-name="P8">US government ENDORSES US-Israel R&amp;D partnerships </text:p>
        </text:list-item>
        <text:list-item>
          <text:p text:style-name="P8">Israeli government ENDORSES US-Israel R&amp;D partnerships </text:p>
        </text:list-item>
        <text:list-item>
          <text:p text:style-name="P9"><text:span text:style-name="Strong_20_Emphasis">Both governments created fund specifically for this model</text:span> </text:p>
        </text:list-item>
      </text:list>
      <text:p text:style-name="P4"><text:span text:style-name="Strong_20_Emphasis">For VCs:</text:span></text:p>
      <text:list text:style-name="L3">
        <text:list-item>
          <text:p text:style-name="P10">You're not inventing new structure (risky) </text:p>
        </text:list-item>
        <text:list-item>
          <text:p text:style-name="P10">You're using government-endorsed model (validated) </text:p>
        </text:list-item>
        <text:list-item>
          <text:p text:style-name="P11"><text:span text:style-name="Strong_20_Emphasis">Reduces perceived risk</text:span> </text:p>
        </text:list-item>
      </text:list>
      <text:p text:style-name="P4"><text:span text:style-name="Strong_20_Emphasis">The psychology:</text:span> "If US and Israeli governments think US-Israel partnerships are valuable enough to fund with taxpayer money, this structure must work."</text:p>
      <text:h text:style-name="P7" text:outline-level="3">2. Non-Dilutive Capital</text:h>
      <text:p text:style-name="P4"><text:span text:style-name="Strong_20_Emphasis">The math:</text:span></text:p>
      <text:list text:style-name="L4">
        <text:list-item>
          <text:p text:style-name="P12">VCs invest: $8M </text:p>
        </text:list-item>
        <text:list-item>
          <text:p text:style-name="P12">BIRD provides: $1.5M </text:p>
        </text:list-item>
        <text:list-item>
          <text:p text:style-name="P12"><text:span text:style-name="Strong_20_Emphasis">Total capital: $9.5M</text:span> </text:p>
        </text:list-item>
        <text:list-item>
          <text:p text:style-name="P13"><text:span text:style-name="Strong_20_Emphasis">VC owns: 28.6%</text:span> (no dilution from BIRD) </text:p>
        </text:list-item>
      </text:list>
      <text:p text:style-name="P4"><text:span text:style-name="Strong_20_Emphasis">For investors:</text:span></text:p>
      <text:list text:style-name="L5">
        <text:list-item>
          <text:p text:style-name="P14">Your $8M buys 28.6% equity </text:p>
        </text:list-item>
        <text:list-item>
          <text:p text:style-name="P14">BUT company has $9.5M to spend </text:p>
        </text:list-item>
        <text:list-item>
          <text:p text:style-name="P15"><text:span text:style-name="Strong_20_Emphasis">18% more runway for same ownership</text:span> </text:p>
        </text:list-item>
      </text:list>
      <text:p text:style-name="P4"><text:span text:style-name="Strong_20_Emphasis">Comparison:</text:span></text:p>
      <text:p text:style-name="P4">Without BIRD:</text:p>
      <text:list text:style-name="L6">
        <text:list-item>
          <text:p text:style-name="P16">$8M raised </text:p>
        </text:list-item>
        <text:list-item>
          <text:p text:style-name="P16">12 months runway </text:p>
        </text:list-item>
        <text:list-item>
          <text:p text:style-name="P17">Need Series A at Month 12 </text:p>
        </text:list-item>
      </text:list>
      <text:p text:style-name="P4">With BIRD:</text:p>
      <text:list text:style-name="L7">
        <text:list-item>
          <text:p text:style-name="P18">$9.5M total capital </text:p>
        </text:list-item>
        <text:list-item>
          <text:p text:style-name="P18">14-15 months runway </text:p>
        </text:list-item>
        <text:list-item>
          <text:p text:style-name="P18">Extra buffer before Series A </text:p>
        </text:list-item>
        <text:list-item>
          <text:p text:style-name="P19"><text:span text:style-name="Strong_20_Emphasis">Less risky</text:span> </text:p>
        </text:list-item>
      </text:list>
      <text:h text:style-name="P7" text:outline-level="3">3. Validates Dual-Structure</text:h>
      <text:p text:style-name="P4"><text:span text:style-name="Strong_20_Emphasis">You're requiring:</text:span></text:p>
      <text:list text:style-name="L8">
        <text:list-item>
          <text:p text:style-name="P20">Silicon Valley VC (US) + Israeli VC (Israeli) </text:p>
        </text:list-item>
        <text:list-item>
          <text:p text:style-name="P20">Two R&amp;D centers (San Francisco + Tel Aviv) </text:p>
        </text:list-item>
        <text:list-item>
          <text:p text:style-name="P21">Joint IP ownership (US + Israel) </text:p>
        </text:list-item>
      </text:list>
      <text:p text:style-name="P4"><text:span text:style-name="Strong_20_Emphasis">BIRD Foundation says:</text:span> "This is EXACTLY the structure we fund. This is the IDEAL US-Israel partnership."</text:p>
      <text:p text:style-name="P4"><text:span text:style-name="Strong_20_Emphasis">For VCs wondering "why dual structure?"</text:span> Answer: "US and Israeli governments have funded this model for 47 years. It works."</text:p>
      <text:h text:style-name="P7" text:outline-level="3"><text:soft-page-break/>4. Milestone Alignment</text:h>
      <text:p text:style-name="P4"><text:span text:style-name="Strong_20_Emphasis">BIRD funding structure:</text:span></text:p>
      <text:list text:style-name="L9">
        <text:list-item>
          <text:p text:style-name="P22">Covers 50% of development costs </text:p>
        </text:list-item>
        <text:list-item>
          <text:p text:style-name="P22">Pays out as milestones achieved </text:p>
        </text:list-item>
        <text:list-item>
          <text:p text:style-name="P23">Requires progress reporting </text:p>
        </text:list-item>
      </text:list>
      <text:p text:style-name="P4"><text:span text:style-name="Strong_20_Emphasis">Your milestone structure:</text:span></text:p>
      <text:list text:style-name="L10">
        <text:list-item>
          <text:p text:style-name="P24">Month 3: Basic OS demo </text:p>
        </text:list-item>
        <text:list-item>
          <text:p text:style-name="P24">Month 6: 3 pilots committed </text:p>
        </text:list-item>
        <text:list-item>
          <text:p text:style-name="P24">Month 9: First meals served </text:p>
        </text:list-item>
        <text:list-item>
          <text:p text:style-name="P25">Month 12: Revenue flowing </text:p>
        </text:list-item>
      </text:list>
      <text:p text:style-name="P4"><text:span text:style-name="Strong_20_Emphasis">Perfect alignment:</text:span></text:p>
      <text:list text:style-name="L11">
        <text:list-item>
          <text:p text:style-name="P26">BIRD funds platform development (Months 0-12) </text:p>
        </text:list-item>
        <text:list-item>
          <text:p text:style-name="P26">You hit milestones (prove progress) </text:p>
        </text:list-item>
        <text:list-item>
          <text:p text:style-name="P26">BIRD releases funds (extends runway) </text:p>
        </text:list-item>
        <text:list-item>
          <text:p text:style-name="P27"><text:span text:style-name="Strong_20_Emphasis">Natural accountability system</text:span> </text:p>
        </text:list-item>
      </text:list>
      <text:h text:style-name="P7" text:outline-level="3">5. De-Risks Investment</text:h>
      <text:p text:style-name="P4"><text:span text:style-name="Strong_20_Emphasis">VC's thought process:</text:span></text:p>
      <text:p text:style-name="P4"><text:span text:style-name="Strong_20_Emphasis">Without BIRD:</text:span> "What if they run out of money at Month 10 before hitting Month 12 revenue milestone? Then I lose my investment."</text:p>
      <text:p text:style-name="P4"><text:span text:style-name="Strong_20_Emphasis">With BIRD:</text:span> "Even if they're at Month 10 and running low, BIRD funds extend to Month 14-15. Extra buffer means higher chance of hitting revenue milestone."</text:p>
      <text:p text:style-name="P4"><text:span text:style-name="Strong_20_Emphasis">Result:</text:span> Lower risk = easier investment decision</text:p>
      <text:p text:style-name="P3"/>
      <text:h text:style-name="P2" text:outline-level="2">HOW TO PRESENT TO VCs</text:h>
      <text:h text:style-name="P7" text:outline-level="3">In The Pitch:</text:h>
      <text:p text:style-name="P4"><text:span text:style-name="Strong_20_Emphasis">Don't lead with BIRD</text:span> (seems like you're scraping for money)</text:p>
      <text:p text:style-name="P4"><text:span text:style-name="Strong_20_Emphasis">Add AFTER use of funds</text:span> (shows thoughtful capital planning)</text:p>
      <text:p text:style-name="P4"><text:span text:style-name="Strong_20_Emphasis">The sequence:</text:span></text:p>
      <text:list text:style-name="L12">
        <text:list-item>
          <text:p text:style-name="P28"><text:span text:style-name="Strong_20_Emphasis">State use of funds:</text:span> "$8M for team, platform, pilots, operations" </text:p>
        </text:list-item>
        <text:list-item>
          <text:p text:style-name="P28"><text:span text:style-name="Strong_20_Emphasis">Show BIRD addition:</text:span> "Plus $1.5M from BIRD Foundation (non-dilutive)" </text:p>
        </text:list-item>
        <text:list-item>
          <text:p text:style-name="P28"><text:span text:style-name="Strong_20_Emphasis">Explain what BIRD is:</text:span> "US-Israel government R&amp;D fund, established 1977" </text:p>
        </text:list-item>
        <text:list-item>
          <text:p text:style-name="P28"><text:span text:style-name="Strong_20_Emphasis">Show benefit:</text:span> "Your $8M + Government $1.5M = $9.5M total, 18% longer runway" </text:p>
        </text:list-item>
        <text:list-item>
          <text:p text:style-name="P29"><text:span text:style-name="Strong_20_Emphasis">Validate structure:</text:span> "Government endorses US-Israel partnership model" </text:p>
        </text:list-item>
      </text:list>
      <text:p text:style-name="P4"><text:span text:style-name="Strong_20_Emphasis">The psychology:</text:span></text:p>
      <text:list text:style-name="L13">
        <text:list-item>
          <text:p text:style-name="P30">Not begging for BIRD money </text:p>
        </text:list-item>
        <text:list-item>
          <text:p text:style-name="P30">Showing strategic capital stacking </text:p>
        </text:list-item>
        <text:list-item>
          <text:p text:style-name="P30">Demonstrating government validation </text:p>
        </text:list-item>
        <text:list-item>
          <text:p text:style-name="P31"><text:span text:style-name="Strong_20_Emphasis">Looking sophisticated, not desperate</text:span> </text:p>
        </text:list-item>
      </text:list>
      <text:h text:style-name="P7" text:outline-level="3">The Exact Language:</text:h>
      <text:p text:style-name="P4"><text:span text:style-name="Strong_20_Emphasis">"Plus: BIRD Foundation Funding (Non-Dilutive)"</text:span></text:p>
      <text:p text:style-name="P4"><text:span text:style-name="Strong_20_Emphasis">Your $8M + BIRD $1.5M = $9.5M total capital</text:span></text:p>
      <text:p text:style-name="P4"><text:span text:style-name="Strong_20_Emphasis">BIRD Foundation provides:</text:span></text:p>
      <text:list text:style-name="L14">
        <text:list-item>
          <text:p text:style-name="P32">Up to $1.5M per US-Israel R&amp;D project </text:p>
        </text:list-item>
        <text:list-item>
          <text:p text:style-name="P32">Covers 50% of development costs </text:p>
        </text:list-item>
        <text:list-item>
          <text:p text:style-name="P32">NO equity taken (non-dilutive) </text:p>
        </text:list-item>
        <text:list-item>
          <text:p text:style-name="P33">Government-backed (US + Israel) </text:p>
        </text:list-item>
      </text:list>
      <text:p text:style-name="P4"><text:span text:style-name="Strong_20_Emphasis">Impact:</text:span></text:p>
      <text:list text:style-name="L15">
        <text:list-item>
          <text:p text:style-name="P34">18% longer runway (14-15 months vs 12) </text:p>
        </text:list-item>
        <text:list-item>
          <text:p text:style-name="P34">Validates US-Israel structure (government-endorsed) </text:p>
        </text:list-item>
        <text:list-item>
          <text:p text:style-name="P35">De-risks investment (extra buffer to hit milestones) </text:p>
        </text:list-item>
      </text:list>
      <text:p text:style-name="P3"/>
      <text:h text:style-name="P2" text:outline-level="2">THE APPLICATION PROCESS</text:h>
      <text:h text:style-name="P7" text:outline-level="3">Timeline:</text:h>
      <text:p text:style-name="P4"><text:span text:style-name="Strong_20_Emphasis">Month 0-3: Apply to BIRD</text:span></text:p>
      <text:list text:style-name="L16">
        <text:list-item>
          <text:p text:style-name="P36"><text:soft-page-break/>Submit project proposal (while closing seed round) </text:p>
        </text:list-item>
        <text:list-item>
          <text:p text:style-name="P36">Detail US-Israel collaboration </text:p>
        </text:list-item>
        <text:list-item>
          <text:p text:style-name="P36">Show technical merit </text:p>
        </text:list-item>
        <text:list-item>
          <text:p text:style-name="P37">Demonstrate commercial potential </text:p>
        </text:list-item>
      </text:list>
      <text:p text:style-name="P4"><text:span text:style-name="Strong_20_Emphasis">Month 3-6: BIRD Review</text:span></text:p>
      <text:list text:style-name="L17">
        <text:list-item>
          <text:p text:style-name="P38">Technical evaluation (3-6 months typical) </text:p>
        </text:list-item>
        <text:list-item>
          <text:p text:style-name="P38">Business plan review </text:p>
        </text:list-item>
        <text:list-item>
          <text:p text:style-name="P38">Team assessment </text:p>
        </text:list-item>
        <text:list-item>
          <text:p text:style-name="P39">Approval decision </text:p>
        </text:list-item>
      </text:list>
      <text:p text:style-name="P4"><text:span text:style-name="Strong_20_Emphasis">Month 6-18: BIRD Disbursement</text:span></text:p>
      <text:list text:style-name="L18">
        <text:list-item>
          <text:p text:style-name="P40">Funds released as milestones achieved </text:p>
        </text:list-item>
        <text:list-item>
          <text:p text:style-name="P40">50% of eligible costs reimbursed </text:p>
        </text:list-item>
        <text:list-item>
          <text:p text:style-name="P40">Up to $1.5M total </text:p>
        </text:list-item>
        <text:list-item>
          <text:p text:style-name="P41">Quarterly progress reports </text:p>
        </text:list-item>
      </text:list>
      <text:h text:style-name="P7" text:outline-level="3">Likelihood of Approval:</text:h>
      <text:p text:style-name="P4"><text:span text:style-name="Strong_20_Emphasis">Strong factors in your favor:</text:span></text:p>
      <text:p text:style-name="P4">✅ <text:span text:style-name="Strong_20_Emphasis">Clear US-Israel partnership</text:span></text:p>
      <text:list text:style-name="L19">
        <text:list-item>
          <text:p text:style-name="P42">US team (San Francisco): Platform, business development </text:p>
        </text:list-item>
        <text:list-item>
          <text:p text:style-name="P42">Israeli team (Tel Aviv): Quantum, military, advanced R&amp;D </text:p>
        </text:list-item>
        <text:list-item>
          <text:p text:style-name="P43"><text:span text:style-name="Strong_20_Emphasis">Exactly what BIRD funds</text:span> </text:p>
        </text:list-item>
      </text:list>
      <text:p text:style-name="P4">✅ <text:span text:style-name="Strong_20_Emphasis">Commercial potential</text:span></text:p>
      <text:list text:style-name="L20">
        <text:list-item>
          <text:p text:style-name="P44">Restaurant market (immediate revenue) </text:p>
        </text:list-item>
        <text:list-item>
          <text:p text:style-name="P44">Military applications (strategic value) </text:p>
        </text:list-item>
        <text:list-item>
          <text:p text:style-name="P44">Platform economics (scalable) </text:p>
        </text:list-item>
        <text:list-item>
          <text:p text:style-name="P45"><text:span text:style-name="Strong_20_Emphasis">Clear path to profitability</text:span> </text:p>
        </text:list-item>
      </text:list>
      <text:p text:style-name="P4">✅ <text:span text:style-name="Strong_20_Emphasis">Technical merit</text:span></text:p>
      <text:list text:style-name="L21">
        <text:list-item>
          <text:p text:style-name="P46">AI + robotics (cutting-edge) </text:p>
        </text:list-item>
        <text:list-item>
          <text:p text:style-name="P46">Quantum communication (breakthrough) </text:p>
        </text:list-item>
        <text:list-item>
          <text:p text:style-name="P46">Natural language interface (innovative) </text:p>
        </text:list-item>
        <text:list-item>
          <text:p text:style-name="P47"><text:span text:style-name="Strong_20_Emphasis">Novel technology</text:span> </text:p>
        </text:list-item>
      </text:list>
      <text:p text:style-name="P4">✅ <text:span text:style-name="Strong_20_Emphasis">Mutual benefit</text:span></text:p>
      <text:list text:style-name="L22">
        <text:list-item>
          <text:p text:style-name="P48">US gains: Robotics platform, military technology </text:p>
        </text:list-item>
        <text:list-item>
          <text:p text:style-name="P48">Israel gains: Jobs, technology leadership, exports </text:p>
        </text:list-item>
        <text:list-item>
          <text:p text:style-name="P49"><text:span text:style-name="Strong_20_Emphasis">Both countries benefit</text:span> </text:p>
        </text:list-item>
      </text:list>
      <text:p text:style-name="P4">✅ <text:span text:style-name="Strong_20_Emphasis">Experienced founder</text:span></text:p>
      <text:list text:style-name="L23">
        <text:list-item>
          <text:p text:style-name="P50">45 years engineering </text:p>
        </text:list-item>
        <text:list-item>
          <text:p text:style-name="P50">Proven execution (trading system) </text:p>
        </text:list-item>
        <text:list-item>
          <text:p text:style-name="P50">Clear vision </text:p>
        </text:list-item>
        <text:list-item>
          <text:p text:style-name="P51"><text:span text:style-name="Strong_20_Emphasis">Credible team</text:span> </text:p>
        </text:list-item>
      </text:list>
      <text:p text:style-name="P4"><text:span text:style-name="Strong_20_Emphasis">Probability of approval: 60-80%</text:span></text:p>
      <text:p text:style-name="P4">BIRD funds ~50-60 projects per year from hundreds of applications. Your project hits all criteria.</text:p>
      <text:h text:style-name="P7" text:outline-level="3">What BIRD Funds:</text:h>
      <text:p text:style-name="P4"><text:span text:style-name="Strong_20_Emphasis">Eligible costs (50% reimbursement):</text:span></text:p>
      <text:list text:style-name="L24">
        <text:list-item>
          <text:p text:style-name="P52">Engineering salaries (US + Israel) </text:p>
        </text:list-item>
        <text:list-item>
          <text:p text:style-name="P52">R&amp;D equipment </text:p>
        </text:list-item>
        <text:list-item>
          <text:p text:style-name="P52">Prototype development </text:p>
        </text:list-item>
        <text:list-item>
          <text:p text:style-name="P52">Testing and validation </text:p>
        </text:list-item>
        <text:list-item>
          <text:p text:style-name="P53">Travel between US-Israel (team coordination) </text:p>
        </text:list-item>
      </text:list>
      <text:p text:style-name="P4"><text:span text:style-name="Strong_20_Emphasis">Ineligible costs:</text:span></text:p>
      <text:list text:style-name="L25">
        <text:list-item>
          <text:p text:style-name="P54">Marketing and sales </text:p>
        </text:list-item>
        <text:list-item>
          <text:p text:style-name="P54">General admin </text:p>
        </text:list-item>
        <text:list-item>
          <text:p text:style-name="P55">Non-R&amp;D activities </text:p>
        </text:list-item>
      </text:list>
      <text:p text:style-name="P4"><text:span text:style-name="Strong_20_Emphasis">Your platform development ($3M) is almost entirely eligible.</text:span></text:p>
      <text:list text:style-name="L26">
        <text:list-item>
          <text:p text:style-name="P56">Software development: ✅ Eligible </text:p>
        </text:list-item>
        <text:list-item>
          <text:p text:style-name="P56">AI research: ✅ Eligible </text:p>
        </text:list-item>
        <text:list-item>
          <text:p text:style-name="P56">Quantum research: ✅ Eligible </text:p>
        </text:list-item>
        <text:list-item>
          <text:p text:style-name="P57">Testing: ✅ Eligible </text:p>
        </text:list-item>
      </text:list>
      <text:p text:style-name="P4"><text:span text:style-name="Strong_20_Emphasis">$3M × 50% = $1.5M BIRD funding (maximum)</text:span></text:p>
      <text:p text:style-name="P3"/>
      <text:h text:style-name="P2" text:outline-level="2"><text:soft-page-break/>STRATEGIC BENEFITS BEYOND MONEY</text:h>
      <text:h text:style-name="P7" text:outline-level="3">1. Credibility Signal</text:h>
      <text:p text:style-name="P4"><text:span text:style-name="Strong_20_Emphasis">"BIRD-funded company"</text:span> on your materials =</text:p>
      <text:list text:style-name="L27">
        <text:list-item>
          <text:p text:style-name="P58">Government vetted (not just VC-backed) </text:p>
        </text:list-item>
        <text:list-item>
          <text:p text:style-name="P58">Strategic importance (national interest) </text:p>
        </text:list-item>
        <text:list-item>
          <text:p text:style-name="P59">International cooperation (US-Israel alliance) </text:p>
        </text:list-item>
      </text:list>
      <text:p text:style-name="P4"><text:span text:style-name="Strong_20_Emphasis">Marketing value:</text:span> Priceless</text:p>
      <text:h text:style-name="P7" text:outline-level="3">2. Government Relationships</text:h>
      <text:p text:style-name="P4"><text:span text:style-name="Strong_20_Emphasis">BIRD connection leads to:</text:span></text:p>
      <text:list text:style-name="L28">
        <text:list-item>
          <text:p text:style-name="P60">DARPA introductions (US military R&amp;D) </text:p>
        </text:list-item>
        <text:list-item>
          <text:p text:style-name="P60">Innovation Authority access (Israeli grants) </text:p>
        </text:list-item>
        <text:list-item>
          <text:p text:style-name="P60">Defense Ministry relationships (IDF coordination) </text:p>
        </text:list-item>
        <text:list-item>
          <text:p text:style-name="P61"><text:span text:style-name="Strong_20_Emphasis">Opens doors government funding can't</text:span> </text:p>
        </text:list-item>
      </text:list>
      <text:h text:style-name="P7" text:outline-level="3">3. Follow-On Funding</text:h>
      <text:p text:style-name="P4"><text:span text:style-name="Strong_20_Emphasis">After BIRD:</text:span></text:p>
      <text:list text:style-name="L29">
        <text:list-item>
          <text:p text:style-name="P62">Eligible for DARPA grants ($500K-5M) </text:p>
        </text:list-item>
        <text:list-item>
          <text:p text:style-name="P62">Israeli Innovation Authority ($500K-2M) </text:p>
        </text:list-item>
        <text:list-item>
          <text:p text:style-name="P62">SBIR/STTR programs (US small business) </text:p>
        </text:list-item>
        <text:list-item>
          <text:p text:style-name="P63"><text:span text:style-name="Strong_20_Emphasis">Government funding stacks</text:span> </text:p>
        </text:list-item>
      </text:list>
      <text:p text:style-name="P4"><text:span text:style-name="Strong_20_Emphasis">Total potential government funding:</text:span></text:p>
      <text:list text:style-name="L30">
        <text:list-item>
          <text:p text:style-name="P64">BIRD: $1.5M </text:p>
        </text:list-item>
        <text:list-item>
          <text:p text:style-name="P64">DARPA: $2M </text:p>
        </text:list-item>
        <text:list-item>
          <text:p text:style-name="P64">Innovation Authority: $1M </text:p>
        </text:list-item>
        <text:list-item>
          <text:p text:style-name="P64">SBIR: $1M </text:p>
        </text:list-item>
        <text:list-item>
          <text:p text:style-name="P65"><text:span text:style-name="Strong_20_Emphasis">Total: $5.5M in non-dilutive capital</text:span> </text:p>
        </text:list-item>
      </text:list>
      <text:p text:style-name="P4"><text:span text:style-name="Strong_20_Emphasis">This is REAL money that extends runway significantly.</text:span></text:p>
      <text:h text:style-name="P7" text:outline-level="3">4. Network Effects</text:h>
      <text:p text:style-name="P4"><text:span text:style-name="Strong_20_Emphasis">BIRD portfolio includes:</text:span></text:p>
      <text:list text:style-name="L31">
        <text:list-item>
          <text:p text:style-name="P66">Hundreds of successful US-Israel companies </text:p>
        </text:list-item>
        <text:list-item>
          <text:p text:style-name="P66">Network of partners and customers </text:p>
        </text:list-item>
        <text:list-item>
          <text:p text:style-name="P66">Introductions to strategic buyers </text:p>
        </text:list-item>
        <text:list-item>
          <text:p text:style-name="P67"><text:span text:style-name="Strong_20_Emphasis">Community of successful partnerships</text:span> </text:p>
        </text:list-item>
      </text:list>
      <text:p text:style-name="P4"><text:span text:style-name="Strong_20_Emphasis">Being in BIRD portfolio = instant credibility</text:span></text:p>
      <text:p text:style-name="P3"/>
      <text:h text:style-name="P2" text:outline-level="2">ADDING TO YOUR MATERIALS</text:h>
      <text:h text:style-name="P7" text:outline-level="3">Where to Add:</text:h>
      <text:p text:style-name="P4"><text:span text:style-name="Strong_20_Emphasis">Knockout Email:</text:span> ✅ Brief mention in dual-VC structure section - DONE</text:p>
      <text:list text:style-name="L32">
        <text:list-item>
          <text:p text:style-name="P68">Shows government support </text:p>
        </text:list-item>
        <text:list-item>
          <text:p text:style-name="P68">Mentions $1.5M non-dilutive </text:p>
        </text:list-item>
        <text:list-item>
          <text:p text:style-name="P69">1-2 sentences only </text:p>
        </text:list-item>
      </text:list>
      <text:p text:style-name="P4"><text:span text:style-name="Strong_20_Emphasis">Executive Summary:</text:span> ✅ Detailed section in Use of Funds - DONE</text:p>
      <text:list text:style-name="L33">
        <text:list-item>
          <text:p text:style-name="P70">Full BIRD explanation </text:p>
        </text:list-item>
        <text:list-item>
          <text:p text:style-name="P70">How it extends runway </text:p>
        </text:list-item>
        <text:list-item>
          <text:p text:style-name="P70">Application timeline </text:p>
        </text:list-item>
        <text:list-item>
          <text:p text:style-name="P71">Impact on risk </text:p>
        </text:list-item>
      </text:list>
      <text:p text:style-name="P4"><text:span text:style-name="Strong_20_Emphasis">Investor Presentations:</text:span></text:p>
      <text:list text:style-name="L34">
        <text:list-item>
          <text:p text:style-name="P72">Slide in funding/use of funds section </text:p>
        </text:list-item>
        <text:list-item>
          <text:p text:style-name="P72">Visual: US flag + Israel flag + BIRD logo </text:p>
        </text:list-item>
        <text:list-item>
          <text:p text:style-name="P73">Numbers: $8M VC + $1.5M BIRD = $9.5M total </text:p>
        </text:list-item>
      </text:list>
      <text:p text:style-name="P4"><text:span text:style-name="Strong_20_Emphasis">In-Person Pitch:</text:span></text:p>
      <text:list text:style-name="L35">
        <text:list-item>
          <text:p text:style-name="P74">Mention after stating $8M ask </text:p>
        </text:list-item>
        <text:list-item>
          <text:p text:style-name="P74">"Plus, we're applying for BIRD Foundation funding..." </text:p>
        </text:list-item>
        <text:list-item>
          <text:p text:style-name="P74">Don't dwell on it (1-2 minutes max) </text:p>
        </text:list-item>
        <text:list-item>
          <text:p text:style-name="P75">Position as "bonus" not "required" </text:p>
        </text:list-item>
      </text:list>
      <text:h text:style-name="P7" text:outline-level="3"><text:soft-page-break/>How Much Emphasis:</text:h>
      <text:p text:style-name="P4"><text:span text:style-name="Strong_20_Emphasis">Don't over-emphasize:</text:span></text:p>
      <text:list text:style-name="L36">
        <text:list-item>
          <text:p text:style-name="P76">BIRD is SUPPLEMENT, not replacement for VC money </text:p>
        </text:list-item>
        <text:list-item>
          <text:p text:style-name="P76">You're not raising from BIRD, you're raising from VCs </text:p>
        </text:list-item>
        <text:list-item>
          <text:p text:style-name="P77">BIRD comes AFTER seed round closes </text:p>
        </text:list-item>
      </text:list>
      <text:p text:style-name="P4"><text:span text:style-name="Strong_20_Emphasis">Right amount:</text:span></text:p>
      <text:list text:style-name="L37">
        <text:list-item>
          <text:p text:style-name="P78">Brief mention (email) </text:p>
        </text:list-item>
        <text:list-item>
          <text:p text:style-name="P78">Detailed explanation (executive summary) </text:p>
        </text:list-item>
        <text:list-item>
          <text:p text:style-name="P78">Quick slide (if presenting) </text:p>
        </text:list-item>
        <text:list-item>
          <text:p text:style-name="P79"><text:span text:style-name="Strong_20_Emphasis">Shows thoroughness without seeming desperate</text:span> </text:p>
        </text:list-item>
      </text:list>
      <text:p text:style-name="P3"/>
      <text:h text:style-name="P2" text:outline-level="2">POTENTIAL VC REACTIONS</text:h>
      <text:h text:style-name="P7" text:outline-level="3">Positive Reactions:</text:h>
      <text:p text:style-name="P4"><text:span text:style-name="Strong_20_Emphasis">"Oh, you qualify for BIRD funding?"</text:span> → Shows you've done homework → Demonstrates understanding of US-Israel ecosystem → Signals thoughtful capital planning</text:p>
      <text:p text:style-name="P4"><text:span text:style-name="Strong_20_Emphasis">"That extends your runway nicely"</text:span> → Recognizes risk reduction → Appreciates capital efficiency → More comfortable investing</text:p>
      <text:p text:style-name="P4"><text:span text:style-name="Strong_20_Emphasis">"Government validation is meaningful"</text:span> → Sees credibility signal → Understands strategic importance → Less worried about structure</text:p>
      <text:h text:style-name="P7" text:outline-level="3">Questions to Expect:</text:h>
      <text:p text:style-name="P4"><text:span text:style-name="Strong_20_Emphasis">"Have you already applied?"</text:span> Answer: "We're preparing application now, will submit once seed closes. BIRD prefers applications after initial funding secured."</text:p>
      <text:p text:style-name="P4"><text:span text:style-name="Strong_20_Emphasis">"How confident are you in approval?"</text:span> Answer: "60-80% probability. Our project hits all criteria: clear US-Israel partnership, commercial potential, technical merit, mutual benefit. BIRD funds ~50-60 projects annually."</text:p>
      <text:p text:style-name="P4"><text:span text:style-name="Strong_20_Emphasis">"When would BIRD money come?"</text:span> Answer: "Months 6-18 typically. Applied Month 0-3, approved Month 3-6, disbursed as milestones hit Month 6-18. Extends runway in second year."</text:p>
      <text:p text:style-name="P4"><text:span text:style-name="Strong_20_Emphasis">"What if BIRD doesn't approve?"</text:span> Answer: "Not required for success. $8M standalone gets us to Month 12 revenue milestone. BIRD is extra buffer, not critical path."</text:p>
      <text:p text:style-name="P3"/>
      <text:h text:style-name="P2" text:outline-level="2">THE BOTTOM LINE</text:h>
      <text:p text:style-name="P4"><text:span text:style-name="Strong_20_Emphasis">BIRD Foundation adds three massive benefits:</text:span></text:p>
      <text:h text:style-name="P7" text:outline-level="3">1. FREE MONEY</text:h>
      <text:list text:style-name="L38">
        <text:list-item>
          <text:p text:style-name="P80">$1.5M non-dilutive </text:p>
        </text:list-item>
        <text:list-item>
          <text:p text:style-name="P80">Your $8M buys 28.6%, company has $9.5M </text:p>
        </text:list-item>
        <text:list-item>
          <text:p text:style-name="P81"><text:span text:style-name="Strong_20_Emphasis">18% more capital for same ownership</text:span> </text:p>
        </text:list-item>
      </text:list>
      <text:h text:style-name="P7" text:outline-level="3">2. VALIDATION</text:h>
      <text:list text:style-name="L39">
        <text:list-item>
          <text:p text:style-name="P82">US + Israel governments endorse this model </text:p>
        </text:list-item>
        <text:list-item>
          <text:p text:style-name="P82">47 years of successful US-Israel partnerships </text:p>
        </text:list-item>
        <text:list-item>
          <text:p text:style-name="P83"><text:span text:style-name="Strong_20_Emphasis">Reduces perceived risk</text:span> </text:p>
        </text:list-item>
      </text:list>
      <text:h text:style-name="P7" text:outline-level="3">3. DE-RISKING</text:h>
      <text:list text:style-name="L40">
        <text:list-item>
          <text:p text:style-name="P84">Extra runway (14-15 months vs 12) </text:p>
        </text:list-item>
        <text:list-item>
          <text:p text:style-name="P84">More buffer to hit milestones </text:p>
        </text:list-item>
        <text:list-item>
          <text:p text:style-name="P85"><text:span text:style-name="Strong_20_Emphasis">Higher probability of success</text:span> </text:p>
        </text:list-item>
      </text:list>
      <text:p text:style-name="P4"><text:span text:style-name="Strong_20_Emphasis">For VCs:</text:span></text:p>
      <text:list text:style-name="L41">
        <text:list-item>
          <text:p text:style-name="P86">Lower risk (government co-funds) </text:p>
        </text:list-item>
        <text:list-item>
          <text:p text:style-name="P86">Better terms (more capital, same equity) </text:p>
        </text:list-item>
        <text:list-item>
          <text:p text:style-name="P86">Validation (government endorses structure) </text:p>
        </text:list-item>
        <text:list-item>
          <text:p text:style-name="P87"><text:span text:style-name="Strong_20_Emphasis">Easier "yes" decision</text:span> </text:p>
        </text:list-item>
      </text:list>
      <text:p text:style-name="P4"><text:span text:style-name="Strong_20_Emphasis">This is why you add BIRD to the pitch.</text:span></text:p>
      <text:p text:style-name="P4">Not as main attraction (that's your technology and team).</text:p>
      <text:p text:style-name="P4">But as strategic bonus that shows:</text:p>
      <text:list text:style-name="L42">
        <text:list-item>
          <text:p text:style-name="P88">Thoughtful capital planning </text:p>
        </text:list-item>
        <text:list-item>
          <text:p text:style-name="P88">Government relationships </text:p>
        </text:list-item>
        <text:list-item>
          <text:p text:style-name="P88">Risk mitigation </text:p>
        </text:list-item>
        <text:list-item>
          <text:p text:style-name="P89"><text:span text:style-name="Strong_20_Emphasis">Professional fundraising</text:span> </text:p>
        </text:list-item>
      </text:list>
      <text:p text:style-name="P3"/>
      <text:h text:style-name="P2" text:outline-level="2"><text:soft-page-break/>KEEP BIRD IN THE MATERIALS ✅</text:h>
      <text:p text:style-name="P4"><text:span text:style-name="Strong_20_Emphasis">It strengthens the pitch without weakening it.</text:span></text:p>
      <text:p text:style-name="P4"><text:span text:style-name="Strong_20_Emphasis">Shows sophistication, not desperation.</text:span></text:p>
      <text:p text:style-name="P4"><text:span text:style-name="Strong_20_Emphasis">Adds $1.5M, adds credibility, reduces risk.</text:span></text:p>
      <text:p text:style-name="P4"><text:span text:style-name="Strong_20_Emphasis">Perfect addition.</text:span> 💎</text:p>
      <text:p text:style-name="P9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05:02:02.198194200</meta:creation-date>
    <dc:date>2025-11-26T05:03:00.528202400</dc:date>
    <meta:editing-duration>PT58S</meta:editing-duration>
    <meta:editing-cycles>1</meta:editing-cycles>
    <meta:document-statistic meta:table-count="0" meta:image-count="0" meta:object-count="0" meta:page-count="6" meta:paragraph-count="260" meta:word-count="1518" meta:character-count="9628" meta:non-whitespace-character-count="8370"/>
    <meta:generator>LibreOffice/25.8.2.2$Windows_X86_64 LibreOffice_project/d401f2107ccab8f924a8e2df40f573aab7605b6f</meta:generator>
  </office:meta>
</office:document-meta>
</file>